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86mm" fo:break-before="auto" style:use-optimal-row-height="false"/>
    </style:style>
    <style:style style:name="ro3" style:family="table-row">
      <style:table-row-properties style:row-height="20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009900"/>
      <style:text-properties style:text-position="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2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3">
          <table:table-cell office:value-type="string" calcext:value-type="string">
            <text:p>vous êtes sur une « petite » route de village.</text:p>
            <text:p>Pas grand-chose à voir</text:p>
            <text:p/>
            <text:p>À votre droite, une grande maison derrière une cloture. De la fumée sort de sa cheminée.</text:p>
            <text:p>A gauche, une autre maisonnette, en brique.</text:p>
          </table:table-cell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style-name="ce2"/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vous êtes sur un petit chemin de forêt. </text:p>
          </table:table-cell>
          <table:table-cell table:style-name="Default"/>
          <table:table-cell table:number-columns-repeated="12"/>
          <table:table-cell office:value-type="string" calcext:value-type="string">
            <text:p>vous faites quelques pas sur le chemin de la for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ne forêt dense et sombre commence à votre droite.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A gauche, un autre forêt profonde commence.</text:p>
          </table:table-cell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3:39:44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39:51.144000000</meta:creation-date>
    <meta:editing-duration>PT13S</meta:editing-duration>
    <meta:editing-cycles>2</meta:editing-cycles>
    <meta:generator>LibreOffice/5.1.6.2$Windows_x86 LibreOffice_project/07ac168c60a517dba0f0d7bc7540f5afa45f0909</meta:generator>
    <dc:date>2018-03-26T13:39:57.507000000</dc:date>
    <meta:document-statistic meta:table-count="1" meta:cell-count="5" meta:object-count="0"/>
  </office:meta>
</office:document-meta>
</file>